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officeooo:rsid="00147459" officeooo:paragraph-rsid="00147459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47459" officeooo:paragraph-rsid="00147459"/>
    </style:style>
    <style:style style:name="P3" style:family="paragraph" style:parent-style-name="Standard">
      <style:paragraph-properties fo:line-height="200%" fo:text-align="start" style:justify-single-word="false"/>
      <style:text-properties officeooo:rsid="00147459" officeooo:paragraph-rsid="00147459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officeooo:rsid="00147459" officeooo:paragraph-rsid="0014745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ed Hansen</text:p>
      <text:p text:style-name="P1">Intelligent Systems (CS5600)</text:p>
      <text:p text:style-name="P1">11/15/2023</text:p>
      <text:p text:style-name="P2">Project Proposal</text:p>
      <text:p text:style-name="P3">1. I intend to extend GPS operators to solve the problem of mapping out prerequisites for CS courses as listed in the USU course catalog. For example, if I have taken CS1400 and want to take CS2420, then I need to first take CS1410</text:p>
      <text:p text:style-name="P3">2. I plan to use GPS within the framework used on the previous assignment. I will use the data found on USU’s current course catalog to populate the rules.</text:p>
      <text:p text:style-name="P3">3. My primary deliverable will be a working GPS program with rules that will help students see a plan of what classes they still need to take (based on what classes they have already taken) in order to be able to register for the desired class.</text:p>
      <text:p text:style-name="P3">4. Dependencies – nothing worth mentioning. This project will run in CLISP as have the last 3 or so assignments.</text:p>
      <text:p text:style-name="P3">5. Timeline:</text:p>
      <text:p text:style-name="P3">The below dates are the ‘due by’ dates for each component – ideally, I will perform each item ahead of schedule, but this is the minimum pace.</text:p>
      <text:list text:style-name="L1">
        <text:list-item>
          <text:p text:style-name="P4">11/18 – Project proposal complete</text:p>
        </text:list-item>
        <text:list-item>
          <text:p text:style-name="P4">11/25 – Courses and prerequisites mapped out, dependencies written out in prereqs.txt</text:p>
        </text:list-item>
        <text:list-item>
          <text:p text:style-name="P4">12/02 – Rules formally expressed in GPS</text:p>
        </text:list-item>
        <text:list-item>
          <text:p text:style-name="P4">12/09 – Debugging and validation complete, project submitted</text:p>
        </text:list-item>
      </text:list>
      <text:p text:style-name="P3">6. Risks: I am graduating this semester, and a substantial amount of my time is and will continue to be dedicated to finding employment post-graduation. Additionally, my wife and I will likely be leaving Utah (for several years, at least) once I graduate. As such, there is a substantial obligation from family to spend time with them prior to leaving the state. I believe I have chosen a project that is ambitious <text:soft-page-break/>enough to highlight some of the skills I have developed this semester, while being realistic and achievable within the provided timefra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0:14:46.887000000</meta:creation-date>
    <dc:date>2023-11-15T10:32:52.244000000</dc:date>
    <meta:editing-duration>PT18M6S</meta:editing-duration>
    <meta:editing-cycles>1</meta:editing-cycles>
    <meta:document-statistic meta:table-count="0" meta:image-count="0" meta:object-count="0" meta:page-count="2" meta:paragraph-count="15" meta:word-count="299" meta:character-count="1736" meta:non-whitespace-character-count="1450"/>
    <meta:generator>LibreOffice/7.4.5.1$Windows_X86_64 LibreOffice_project/9c0871452b3918c1019dde9bfac75448afc4b57f</meta:generator>
  </office:meta>
</office:document-meta>
</file>